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start="Arrowheads_20_1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.9cm" svg:y1="16cm" svg:x2="24.1cm" svg:y2="16cm">
          <text:p/>
        </draw:line>
        <draw:line draw:style-name="gr1" draw:text-style-name="P1" draw:layer="layout" svg:x1="3.9cm" svg:y1="16cm" svg:x2="3.9cm" svg:y2="10cm">
          <text:p/>
        </draw:line>
        <draw:line draw:style-name="gr1" draw:text-style-name="P1" draw:layer="layout" svg:x1="24.1cm" svg:y1="16cm" svg:x2="24.1cm" svg:y2="6cm">
          <text:p/>
        </draw:line>
        <draw:line draw:style-name="gr1" draw:text-style-name="P1" draw:layer="layout" svg:x1="3.9cm" svg:y1="10cm" svg:x2="24cm" svg:y2="6cm">
          <text:p/>
        </draw:line>
        <draw:line draw:style-name="gr2" draw:text-style-name="P1" draw:layer="layout" svg:x1="3.2cm" svg:y1="10cm" svg:x2="3.2cm" svg:y2="16cm">
          <text:p/>
        </draw:line>
        <draw:line draw:style-name="gr2" draw:text-style-name="P1" draw:layer="layout" svg:x1="25cm" svg:y1="6cm" svg:x2="25cm" svg:y2="15.9cm">
          <text:p/>
        </draw:line>
        <draw:line draw:style-name="gr3" draw:text-style-name="P1" draw:layer="layout" svg:x1="4cm" svg:y1="17.2cm" svg:x2="24.2cm" svg:y2="17.2cm">
          <text:p/>
        </draw:line>
        <draw:frame draw:style-name="gr4" draw:text-style-name="P2" draw:layer="layout" svg:width="1.963cm" svg:height="1.204cm" svg:x="13cm" svg:y="17.4cm">
          <draw:text-box>
            <text:p text:style-name="P2"><text:span text:style-name="T1">1 m</text:span></text:p>
          </draw:text-box>
        </draw:frame>
        <draw:frame draw:style-name="gr4" draw:text-style-name="P3" draw:layer="layout" svg:width="2.619cm" svg:height="2.157cm" svg:x="0.637cm" svg:y="12.2cm">
          <draw:text-box>
            <text:p text:style-name="P3"><text:span text:style-name="T1">0.205</text:span></text:p>
            <text:p text:style-name="P3"><text:span text:style-name="T1">m</text:span></text:p>
          </draw:text-box>
        </draw:frame>
        <draw:frame draw:style-name="gr4" draw:text-style-name="P3" draw:layer="layout" svg:width="2.619cm" svg:height="2.157cm" svg:x="25.181cm" svg:y="9.8cm">
          <draw:text-box>
            <text:p text:style-name="P3"><text:span text:style-name="T1">0.305</text:span></text:p>
            <text:p text:style-name="P3"><text:span text:style-name="T1">m</text:span></text:p>
          </draw:text-box>
        </draw:frame>
        <draw:frame draw:style-name="gr4" draw:text-style-name="P4" draw:layer="layout" svg:width="1.167cm" svg:height="1.28cm" svg:x="2.8cm" svg:y="15.9cm">
          <draw:text-box>
            <text:p><text:span text:style-name="T2">A</text:span></text:p>
          </draw:text-box>
        </draw:frame>
        <draw:frame draw:style-name="gr4" draw:text-style-name="P4" draw:layer="layout" svg:width="1.167cm" svg:height="1.28cm" svg:x="2.801cm" svg:y="8.7cm">
          <draw:text-box>
            <text:p><text:span text:style-name="T2">B</text:span></text:p>
          </draw:text-box>
        </draw:frame>
        <draw:frame draw:style-name="gr4" draw:text-style-name="P4" draw:layer="layout" svg:width="1.167cm" svg:height="1.28cm" svg:x="24.201cm" svg:y="15.9cm">
          <draw:text-box>
            <text:p><text:span text:style-name="T2">D</text:span></text:p>
          </draw:text-box>
        </draw:frame>
        <draw:frame draw:style-name="gr4" draw:text-style-name="P4" draw:layer="layout" svg:width="1.167cm" svg:height="1.28cm" svg:x="24.202cm" svg:y="4.6cm">
          <draw:text-box>
            <text:p><text:span text:style-name="T2">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1T17:56:42.651507160</meta:creation-date>
    <dc:date>2015-11-01T18:11:34.774989240</dc:date>
    <meta:editing-duration>P0D</meta:editing-duration>
    <meta:editing-cycles>1</meta:editing-cycles>
    <meta:document-statistic meta:object-count="37"/>
    <meta:generator>LibreOffice/4.2.8.2$Linux_X86_64 LibreOffice_project/420m0$Build-2</meta:generator>
  </office:meta>
</office:document-meta>
</file>